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fo:font-weight="bold" style:font-size-asian="14pt" style:font-weight-asian="bold" style:font-size-complex="14pt" style:font-weight-complex="bold"/>
    </style:style>
    <style:style style:name="P2" style:family="paragraph" style:parent-style-name="Standard" style:list-style-name="L1">
      <style:text-properties style:font-name="Arial"/>
    </style:style>
    <style:style style:name="P3" style:family="paragraph" style:parent-style-name="Standard">
      <style:text-properties style:font-name="Arial" fo:font-size="18pt" fo:font-weight="bold" style:font-size-asian="18pt" style:font-weight-asian="bold" style:font-size-complex="18pt" style:font-weight-complex="bold"/>
    </style:style>
    <style:style style:name="P4" style:family="paragraph" style:parent-style-name="Standard">
      <style:text-properties style:font-name="Arial" fo:font-size="18pt" style:text-underline-style="none" fo:font-weight="bold" style:font-size-asian="18pt" style:font-weight-asian="bold" style:font-size-complex="18pt" style:font-weight-complex="bold"/>
    </style:style>
    <style:style style:name="P5" style:family="paragraph" style:parent-style-name="Standard">
      <style:text-properties style:font-name="Arial" fo:font-size="11pt" style:font-size-asian="11pt" style:font-size-complex="11pt"/>
    </style:style>
    <style:style style:name="P6" style:family="paragraph" style:parent-style-name="Standard" style:list-style-name="L1">
      <style:text-properties style:font-name="Arial" fo:font-size="11pt" style:font-size-asian="11pt" style:font-size-complex="11pt"/>
    </style:style>
    <style:style style:name="P7" style:family="paragraph" style:parent-style-name="Standard">
      <style:text-properties style:font-name="Arial" fo:font-size="11pt" fo:font-weight="normal" style:font-size-asian="11pt" style:font-weight-asian="normal" style:font-size-complex="11pt" style:font-weight-complex="normal"/>
    </style:style>
    <style:style style:name="P8" style:family="paragraph" style:parent-style-name="Standard" style:list-style-name="L3">
      <style:text-properties style:font-name="Arial" fo:font-size="11pt" fo:font-weight="normal" style:font-size-asian="11pt" style:font-weight-asian="normal" style:font-size-complex="11pt" style:font-weight-complex="normal"/>
    </style:style>
    <style:style style:name="P9" style:family="paragraph" style:parent-style-name="Standard" style:list-style-name="L4">
      <style:text-properties style:font-name="Arial" fo:font-size="11pt" fo:font-weight="normal" style:font-size-asian="11pt" style:font-weight-asian="normal" style:font-size-complex="11pt" style:font-weight-complex="normal"/>
    </style:style>
    <style:style style:name="P10" style:family="paragraph" style:parent-style-name="Standard" style:list-style-name="L6">
      <style:text-properties style:font-name="Arial" fo:font-size="11pt" fo:font-weight="normal" style:font-size-asian="11pt" style:font-weight-asian="normal" style:font-size-complex="11pt" style:font-weight-complex="normal"/>
    </style:style>
    <style:style style:name="P11" style:family="paragraph" style:parent-style-name="Standard" style:list-style-name="L7">
      <style:text-properties style:font-name="Arial" fo:font-size="11pt" fo:font-weight="normal" style:font-size-asian="11pt" style:font-weight-asian="normal" style:font-size-complex="11pt" style:font-weight-complex="normal"/>
    </style:style>
    <style:style style:name="P12" style:family="paragraph" style:parent-style-name="Standard" style:list-style-name="L8">
      <style:text-properties style:font-name="Arial" fo:font-size="11pt" fo:font-weight="normal" style:font-size-asian="11pt" style:font-weight-asian="normal" style:font-size-complex="11pt" style:font-weight-complex="normal"/>
    </style:style>
    <style:style style:name="P13" style:family="paragraph" style:parent-style-name="Standard" style:list-style-name="L9">
      <style:text-properties style:font-name="Arial" fo:font-size="11pt" fo:font-weight="normal" style:font-size-asian="11pt" style:font-weight-asian="normal" style:font-size-complex="11pt" style:font-weight-complex="normal"/>
    </style:style>
    <style:style style:name="P14" style:family="paragraph" style:parent-style-name="Standard">
      <style:paragraph-properties>
        <style:tab-stops>
          <style:tab-stop style:position="17.011cm" style:type="right"/>
        </style:tab-stops>
      </style:paragraph-properties>
      <style:text-properties style:font-name="Arial"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5" style:family="paragraph" style:parent-style-name="Standard">
      <style:text-properties style:font-name="Arial" fo:font-size="5pt" fo:font-weight="bold" style:font-size-asian="5pt" style:font-weight-asian="bold" style:font-size-complex="5pt" style:font-weight-complex="bold"/>
    </style:style>
    <style:style style:name="P16" style:family="paragraph" style:parent-style-name="Standard">
      <style:text-properties style:font-name="Arial" fo:font-size="5pt" fo:font-weight="normal" style:font-size-asian="5pt" style:font-weight-asian="normal" style:font-size-complex="5pt" style:font-weight-complex="normal"/>
    </style:style>
    <style:style style:name="P17" style:family="paragraph" style:parent-style-name="Standard" style:master-page-name="">
      <style:paragraph-properties fo:margin-left="0.616cm" fo:margin-right="0cm" fo:text-indent="0cm" style:auto-text-indent="false" style:page-number="auto"/>
      <style:text-properties style:font-name="Arial" fo:font-size="11pt" fo:font-weight="normal" style:font-size-asian="11pt" style:font-weight-asian="normal" style:font-size-complex="11pt" style:font-weight-complex="normal"/>
    </style:style>
    <style:style style:name="T1" style:family="text">
      <style:text-properties style:text-underline-style="solid" style:text-underline-width="auto" style:text-underline-color="font-color"/>
    </style:style>
    <style:style style:name="T2" style:family="text">
      <style:text-properties fo:font-size="11pt" fo:font-weight="normal" style:font-size-asian="11pt" style:font-weight-asian="normal" style:font-size-complex="11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odul 133<text:tab/>Sandro Gerber</text:p>
      <text:p text:style-name="P4"/>
      <text:p text:style-name="P4">Benutzerdokumentation Blog</text:p>
      <text:p text:style-name="P3"/>
      <text:p text:style-name="P1">Registrieren</text:p>
      <text:p text:style-name="P15"/>
      <text:list xml:id="list7703867747294863237" text:style-name="L1">
        <text:list-item>
          <text:p text:style-name="P2"><text:span text:style-name="T2">Auf der Homeseite auf „Einlogen/ Registrieren“ klicken.</text:span></text:p>
        </text:list-item>
        <text:list-item>
          <text:p text:style-name="P6">Auf „Sie haben noch keinen Account? klicken.</text:p>
        </text:list-item>
        <text:list-item>
          <text:p text:style-name="P6">Felder valid ausfüllen..</text:p>
        </text:list-item>
      </text:list>
      <text:p text:style-name="P5"/>
      <text:p text:style-name="P1">Login</text:p>
      <text:p text:style-name="P16"/>
      <text:list xml:id="list2765550377565909708" text:style-name="L3">
        <text:list-item>
          <text:p text:style-name="P8">Kann nur gemacht werden wenn ein Benutzer Registriert ist.</text:p>
        </text:list-item>
        <text:list-item>
          <text:p text:style-name="P8">Auf der Homeseite auf „Einlogen/ Registrieren“ klicken.</text:p>
        </text:list-item>
        <text:list-item>
          <text:p text:style-name="P8">Mit dem Username und Passwort einlogen.</text:p>
        </text:list-item>
      </text:list>
      <text:p text:style-name="P7"/>
      <text:p text:style-name="P1">Admin</text:p>
      <text:p text:style-name="P16"/>
      <text:p text:style-name="P17">Der erste User der sich einlogt ist der Administrator. Mit diesem Konto kann jeder Eintrag und Kommentar gelöscht werden. Die anderen Benutzer können nur eigene Einträge und Kommentare löschen. Der Admin kann auch alle archivierten Blogs betrachten. Ausserdem hat der Admin das Recht Benutzer zu löschen.</text:p>
      <text:p text:style-name="P7"/>
      <text:p text:style-name="P1">Beitrag erstellen</text:p>
      <text:p text:style-name="P16"/>
      <text:list xml:id="list2278337948146535941" text:style-name="L4">
        <text:list-item>
          <text:p text:style-name="P9">Zuerst muss man sich einlogen.</text:p>
        </text:list-item>
        <text:list-item>
          <text:p text:style-name="P9">Im Menü auf „Neuer Eintrag“ klicken.</text:p>
        </text:list-item>
        <text:list-item>
          <text:p text:style-name="P9">Titel, Beschreibung und Inhalt einfügen.</text:p>
        </text:list-item>
        <text:list-item>
          <text:p text:style-name="P9">Auf „Speichern und veröffentlichen“ klicken.</text:p>
        </text:list-item>
      </text:list>
      <text:p text:style-name="P7"/>
      <text:p text:style-name="P1">Kommentieren</text:p>
      <text:p text:style-name="P16"/>
      <text:list xml:id="list4244924308226458867" text:style-name="L6">
        <text:list-item>
          <text:p text:style-name="P10">Bei einem Beitrag auf den Titel klicken.</text:p>
        </text:list-item>
        <text:list-item>
          <text:p text:style-name="P10">Titel und Kommentar einfügen.</text:p>
        </text:list-item>
        <text:list-item>
          <text:p text:style-name="P10">Auf „Speichern und veröffentlichen“ klicken.</text:p>
        </text:list-item>
      </text:list>
      <text:p text:style-name="P7"/>
      <text:p text:style-name="P1">Löschen</text:p>
      <text:p text:style-name="P16"/>
      <text:list xml:id="list3818724455472690841" text:style-name="L7">
        <text:list-item>
          <text:p text:style-name="P11">Es können Einträge und Kommentare gelöscht werden.</text:p>
        </text:list-item>
        <text:list-item>
          <text:p text:style-name="P11">Einen eigen erstellten Blog durch klick auf den Titel öffnen.</text:p>
        </text:list-item>
        <text:list-item>
          <text:p text:style-name="P11">Unter dem Eintrag oder einem eigen erstellten Kommentar auf „Löschen“ klicken.</text:p>
        </text:list-item>
      </text:list>
      <text:p text:style-name="P7"/>
      <text:p text:style-name="P7">Einträge können auch einen archiviert werden. Dann kann der Admin den Blog noch sehen.</text:p>
      <text:p text:style-name="P7"/>
      <text:p text:style-name="P1">Beiträge betrachten</text:p>
      <text:p text:style-name="P16"/>
      <text:list xml:id="list3196144808071421956" text:style-name="L8">
        <text:list-item>
          <text:p text:style-name="P12">Alle Blogs werden unter „Neuste Einträge“ aufgelistet.</text:p>
        </text:list-item>
        <text:list-item>
          <text:p text:style-name="P12">Sie sind nach Zeit abwärts sortiert.</text:p>
        </text:list-item>
        <text:list-item>
          <text:p text:style-name="P12">Benutzerspezifische Blogs findet man unter dem Profil auf „Einträge ansehen“ klicken.</text:p>
        </text:list-item>
      </text:list>
      <text:p text:style-name="P7"/>
      <text:p text:style-name="P1">Profil</text:p>
      <text:p text:style-name="P7"/>
      <text:list xml:id="list7588651168211386230" text:style-name="L9">
        <text:list-item>
          <text:p text:style-name="P13">Im Menü rechts auf den Beinutzname klicken.</text:p>
        </text:list-item>
        <text:list-item>
          <text:p text:style-name="P13">Hier können die eigenen Profildaten angepasst werden.</text:p>
        </text:list-item>
        <text:list-item>
          <text:p text:style-name="P13">Unter „Benutzer“ werden alle User aufgelistet.</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Phour</meta:initial-creator>
    <meta:creation-date>2015-12-19T21:09:28.04</meta:creation-date>
    <dc:date>2015-12-19T22:12:50.92</dc:date>
    <dc:creator>Kevin Phour</dc:creator>
    <meta:editing-duration>PT32M39S</meta:editing-duration>
    <meta:editing-cycles>5</meta:editing-cycles>
    <meta:generator>OpenOffice/4.1.1$Win32 OpenOffice.org_project/411m6$Build-9775</meta:generator>
    <meta:document-statistic meta:table-count="0" meta:image-count="0" meta:object-count="0" meta:page-count="1" meta:paragraph-count="34" meta:word-count="246" meta:character-count="1610"/>
  </office:meta>
</office:document-meta>
</file>